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Routing + Troubleshooting Method</text:p>
          </draw:text-box>
        </draw:frame>
        <draw:frame draw:style-name="TransBox" svg:width="31.8700cm" svg:height="3.5000cm" svg:x="1.0000cm" svg:y="8.8000cm">
          <draw:text-box>
            <text:p text:style-name="PBody">Routing issues are one of the most common (and most misdiagnosed) network problems. A systematic method makes them fast to resolve. The Linux routing table Route lookup</text:p>
          </draw:text-box>
        </draw:frame>
        <draw:frame draw:style-name="TransBox" svg:width="31.8700cm" svg:height="1.0000cm" svg:x="1.0000cm" svg:y="17.8000cm">
          <draw:text-box>
            <text:p text:style-name="PFooter">05-rhca/networking/02-routing-method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Linux routing table</text:p>
            <text:p text:style-name="PBullet">▶  Route lookup</text:p>
            <text:p text:style-name="PBullet">▶  Add and remove static routes</text:p>
            <text:p text:style-name="PBullet">▶  The routing + connectivity troubleshooting method</text:p>
            <text:p text:style-name="PBullet">▶  Useful too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Linux routing table</text:p>
          </draw:text-box>
        </draw:frame>
        <draw:frame draw:style-name="TransBox" svg:width="15.7350cm" svg:height="13.5500cm" svg:x="1.0000cm" svg:y="4.0000cm">
          <draw:text-box>
            <text:p text:style-name="PBullet">• The kernel consults the routing table to decide where to send each packet.</text:p>
            <text:p text:style-name="PBullet">• Example output:</text:p>
            <text:p text:style-name="PBullet">• Field: Meaning</text:p>
            <text:p text:style-name="PBullet">• default via X: Default gateway — used for all non-matching destinations</text:p>
            <text:p text:style-name="PBullet">• 192.168.1.0/24 dev ens3: Local subnet — reach directly via ens3</text:p>
            <text:p text:style-name="PBullet">• proto kernel: Added by the kernel when an IP is assigned</text:p>
            <text:p text:style-name="PBullet">• metric 100: Route priority (lower = preferred)</text:p>
          </draw:text-box>
        </draw:frame>
        <draw:frame draw:style-name="CodeBox" svg:width="15.7350cm" svg:height="13.5500cm" svg:x="17.1350cm" svg:y="4.0000cm">
          <draw:text-box>
            <text:p text:style-name="PCode"># Show all routes
ip route show

# Or
ip 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Linux routing table (cont.)</text:p>
          </draw:text-box>
        </draw:frame>
        <draw:frame draw:style-name="CodeBox" svg:width="31.8700cm" svg:height="13.5500cm" svg:x="1.0000cm" svg:y="4.0000cm">
          <draw:text-box>
            <text:p text:style-name="PCode">default via 192.168.1.1 dev ens3 proto dhcp metric 100
192.168.1.0/24 dev ens3 proto kernel scope link src 192.168.1.10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ute lookup</text:p>
          </draw:text-box>
        </draw:frame>
        <draw:frame draw:style-name="CodeBox" svg:width="31.8700cm" svg:height="13.5500cm" svg:x="1.0000cm" svg:y="4.0000cm">
          <draw:text-box>
            <text:p text:style-name="PCode"># Which route would be used for a specific destination?
ip route get 8.8.8.8

# Which route to reach another host?
ip route get 192.168.2.5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d and remove static routes</text:p>
          </draw:text-box>
        </draw:frame>
        <draw:frame draw:style-name="CodeBox" svg:width="31.8700cm" svg:height="13.5500cm" svg:x="1.0000cm" svg:y="4.0000cm">
          <draw:text-box>
            <text:p text:style-name="PCode"># Temporary (lost on reboot)
sudo ip route add 10.0.0.0/8 via 192.168.1.254
sudo ip route del 10.0.0.0/8 via 192.168.1.254

# Persistent via nmcli
sudo nmcli connection modify "eth-static" +ipv4.routes "10.0.0.0/8 192.168.1.254"
sudo nmcli connection up "eth-static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routing + connectivity troubleshooting method</text:p>
          </draw:text-box>
        </draw:frame>
        <draw:frame draw:style-name="TransBox" svg:width="31.8700cm" svg:height="13.5500cm" svg:x="1.0000cm" svg:y="4.0000cm">
          <draw:text-box>
            <text:p text:style-name="PBullet">• Work through this in order. Each step eliminates a layer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tools</text:p>
          </draw:text-box>
        </draw:frame>
        <draw:frame draw:style-name="CodeBox" svg:width="31.8700cm" svg:height="13.5500cm" svg:x="1.0000cm" svg:y="4.0000cm">
          <draw:text-box>
            <text:p text:style-name="PCode"># Show ARP table (layer 2 neighbours)
ip neigh show

# Trace path
traceroute 8.8.8.8
tracepath 8.8.8.8    # no root required

# Packet loss stats
mtr 8.8.8.8

# See what interfaces and IPs exist
ip -brief addr
ip -brief lin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outing + Troubleshooting Method</text:p>
          </draw:text-box>
        </draw:frame>
        <draw:frame draw:style-name="TransBox" svg:width="31.8700cm" svg:height="13.5500cm" svg:x="1.0000cm" svg:y="4.0000cm">
          <draw:text-box>
            <text:p text:style-name="PBullet">✓  The Linux routing table: The kernel consults the routing table to decide where to send each packet.</text:p>
            <text:p text:style-name="PBullet">✓  Route lookup</text:p>
            <text:p text:style-name="PBullet">✓  Add and remove static routes</text:p>
            <text:p text:style-name="PBullet">✓  The routing + connectivity troubleshooting method: Work through this in order. Each step eliminates a layer.</text:p>
            <text:p text:style-name="PBullet">✓  Useful too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